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7.906cm" svg:height="10.072cm" svg:x="0.429cm" svg:y="3.607cm">
            <draw:object draw:notify-on-update-of-ranges="Planilha1.A2:Planilha1.A2 Planilha1.A3:Planilha1.A57 Planilha1.B2:Planilha1.B2 Planilha1.B3:Planilha1.B57 Planilha1.C2:Planilha1.C2 Planilha1.C3:Planilha1.C57 Planilha1.D2:Planilha1.D2 Planilha1.D3:Planilha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204cm" svg:height="13.439cm" svg:x="16.692cm" svg:y="0.903cm">
            <draw:object draw:notify-on-update-of-ranges="Planilha1.A3:Planilha1.A57 Planilha1.B2:Planilha1.B2 Planilha1.B3:Planilha1.B57 Planilha1.C2:Planilha1.C2 Planilha1.C3:Planilha1.C57 Planilha1.D2:Planilha1.D2 Planilha1.D3:Planilha1.D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3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P = n1xm2 / 8</text:p>
          </table:table-cell>
          <table:covered-table-cell table:number-columns-repeated="3" table:style-name="Default"/>
          <table:table-cell table:number-columns-repeated="1020"/>
        </table:table-row>
        <table:table-row table:style-name="ro1">
          <table:table-cell office:value-type="string" calcext:value-type="string">
            <text:p>Tamanho da Matriz</text:p>
          </table:table-cell>
          <table:table-cell table:style-name="ce1" office:value-type="string" calcext:value-type="string">
            <text:p>Paralelo_Threads</text:p>
          </table:table-cell>
          <table:table-cell table:style-name="ce1" office:value-type="string" calcext:value-type="string">
            <text:p>Paralelo_Processos</text:p>
          </table:table-cell>
          <table:table-cell table:style-name="ce1" office:value-type="string" calcext:value-type="string">
            <text:p>Sequencial</text:p>
          </table:table-cell>
          <table:table-cell table:style-name="ce1"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3:.B12])" office:value-type="float" office:value="0.1" calcext:value-type="float">
            <text:p>0,1s</text:p>
          </table:table-cell>
          <table:table-cell table:formula="of:=AVERAGE([.C3:.C12])" office:value-type="float" office:value="0" calcext:value-type="float">
            <text:p>0s</text:p>
          </table:table-cell>
          <table:table-cell table:formula="of:=AVERAGE([.D3:.D12])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s</text:p>
          </table:table-cell>
          <table:table-cell office:value-type="float" office:value="1" calcext:value-type="float">
            <text:p>1s</text:p>
          </table:table-cell>
          <table:table-cell office:value-type="float" office:value="0" calcext:value-type="float">
            <text:p>0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4:.B23])" office:value-type="float" office:value="0" calcext:value-type="float">
            <text:p>0s</text:p>
          </table:table-cell>
          <table:table-cell table:formula="of:=AVERAGE([.C14:.C23])" office:value-type="float" office:value="0.1" calcext:value-type="float">
            <text:p>0,1s</text:p>
          </table:table-cell>
          <table:table-cell table:formula="of:=AVERAGE([.D14:.D23])" office:value-type="float" office:value="0.6" calcext:value-type="float">
            <text:p>0,6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s</text:p>
          </table:table-cell>
          <table:table-cell office:value-type="float" office:value="2" calcext:value-type="float">
            <text:p>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5:.B34])" office:value-type="float" office:value="1" calcext:value-type="float">
            <text:p>1s</text:p>
          </table:table-cell>
          <table:table-cell table:formula="of:=AVERAGE([.C25:.C34])" office:value-type="float" office:value="1" calcext:value-type="float">
            <text:p>1s</text:p>
          </table:table-cell>
          <table:table-cell table:formula="of:=AVERAGE([.D25:.D34])" office:value-type="float" office:value="1.1" calcext:value-type="float">
            <text:p>1,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2" calcext:value-type="float">
            <text:p>1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s</text:p>
          </table:table-cell>
          <table:table-cell office:value-type="float" office:value="2" calcext:value-type="float">
            <text:p>2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3" calcext:value-type="float">
            <text:p>1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s</text:p>
          </table:table-cell>
          <table:table-cell office:value-type="float" office:value="12" calcext:value-type="float">
            <text:p>1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36:.B45])" office:value-type="float" office:value="3" calcext:value-type="float">
            <text:p>3s</text:p>
          </table:table-cell>
          <table:table-cell table:formula="of:=AVERAGE([.C36:.C45])" office:value-type="float" office:value="2.9" calcext:value-type="float">
            <text:p>2,9s</text:p>
          </table:table-cell>
          <table:table-cell table:formula="of:=AVERAGE([.D36:.D45])" office:value-type="float" office:value="12.8" calcext:value-type="float">
            <text:p>12,8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0" calcext:value-type="float">
            <text:p>120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s</text:p>
          </table:table-cell>
          <table:table-cell office:value-type="float" office:value="20" calcext:value-type="float">
            <text:p>20s</text:p>
          </table:table-cell>
          <table:table-cell office:value-type="float" office:value="123" calcext:value-type="float">
            <text:p>12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s</text:p>
          </table:table-cell>
          <table:table-cell office:value-type="float" office:value="20" calcext:value-type="float">
            <text:p>20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s</text:p>
          </table:table-cell>
          <table:table-cell office:value-type="float" office:value="21" calcext:value-type="float">
            <text:p>21s</text:p>
          </table:table-cell>
          <table:table-cell office:value-type="float" office:value="123" calcext:value-type="float">
            <text:p>123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1" calcext:value-type="float">
            <text:p>121s</text:p>
          </table:table-cell>
          <table:table-cell table:number-columns-repeated="10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s</text:p>
          </table:table-cell>
          <table:table-cell office:value-type="float" office:value="19" calcext:value-type="float">
            <text:p>19s</text:p>
          </table:table-cell>
          <table:table-cell office:value-type="float" office:value="122" calcext:value-type="float">
            <text:p>12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47:.B56])" office:value-type="float" office:value="23.1" calcext:value-type="float">
            <text:p>23,1s</text:p>
          </table:table-cell>
          <table:table-cell table:formula="of:=AVERAGE([.C47:.C56])" office:value-type="float" office:value="19.4" calcext:value-type="float">
            <text:p>19,4s</text:p>
          </table:table-cell>
          <table:table-cell table:formula="of:=AVERAGE([.D47:.D56])" office:value-type="float" office:value="121.7" calcext:value-type="float">
            <text:p>121,7s</text:p>
          </table:table-cell>
          <table:table-cell table:number-columns-repeated="1020"/>
        </table:table-row>
      </table:table>
      <table:table table:name="resultados_2400x2400_p72000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</table:table>
      <table:table table:name="resultados_1200x1200_p180000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1200 x 1200</text:p>
          </table:table-cell>
          <table:table-cell office:value-type="string" calcext:value-type="string">
            <text:p><text:s/>P = 18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resultados_600x600_p45000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600 x 600</text:p>
          </table:table-cell>
          <table:table-cell office:value-type="string" calcext:value-type="string">
            <text:p><text:s/>P = 4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resultados_300x300_p11250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300 x 300</text:p>
          </table:table-cell>
          <table:table-cell office:value-type="string" calcext:value-type="string">
            <text:p><text:s/>P = 11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sultados_150x150_p2812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triz: 150 x 150</text:p>
          </table:table-cell>
          <table:table-cell office:value-type="string" calcext:value-type="string">
            <text:p><text:s/>P = 2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cao</text:p>
          </table:table-cell>
          <table:table-cell office:value-type="string" calcext:value-type="string">
            <text:p>Paralelo_Threads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Sequencial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 x 150</text:p>
          </table:table-cell>
          <table:table-cell table:formula="of:=AVERAGE([.B3:.B12])" office:value-type="float" office:value="0.1" calcext:value-type="float">
            <text:p>0,1</text:p>
          </table:table-cell>
          <table:table-cell table:formula="of:=AVERAGE([.C3:.C12])" office:value-type="float" office:value="0" calcext:value-type="float">
            <text:p>0</text:p>
          </table:table-cell>
          <table:table-cell table:formula="of:=AVERAGE([.D3:.D12]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 x 300</text:p>
          </table:table-cell>
          <table:table-cell table:formula="of:=AVERAGE([.B14:.B23])" office:value-type="float" office:value="0" calcext:value-type="float">
            <text:p>0</text:p>
          </table:table-cell>
          <table:table-cell table:formula="of:=AVERAGE([.C14:.C23])" office:value-type="float" office:value="0.1" calcext:value-type="float">
            <text:p>0,1</text:p>
          </table:table-cell>
          <table:table-cell table:formula="of:=AVERAGE([.D14:.D23])" office:value-type="float" office:value="0.6" calcext:value-type="float">
            <text:p>0,6</text:p>
          </table:table-cell>
        </table:table-row>
        <table:table-row table:style-name="ro1" table:visibility="collapse"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0 x 600</text:p>
          </table:table-cell>
          <table:table-cell table:formula="of:=AVERAGE([.B25:.B34])" office:value-type="float" office:value="1" calcext:value-type="float">
            <text:p>1</text:p>
          </table:table-cell>
          <table:table-cell table:formula="of:=AVERAGE([.C25:.C34])" office:value-type="float" office:value="1" calcext:value-type="float">
            <text:p>1</text:p>
          </table:table-cell>
          <table:table-cell table:formula="of:=AVERAGE([.D25:.D34])" office:value-type="float" office:value="1.1" calcext:value-type="float">
            <text:p>1,1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table:number-columns-repeated="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00 x 1200</text:p>
          </table:table-cell>
          <table:table-cell table:formula="of:=AVERAGE([.B36:.B45])" office:value-type="float" office:value="3" calcext:value-type="float">
            <text:p>3</text:p>
          </table:table-cell>
          <table:table-cell table:formula="of:=AVERAGE([.C36:.C45])" office:value-type="float" office:value="2.9" calcext:value-type="float">
            <text:p>2,9</text:p>
          </table:table-cell>
          <table:table-cell table:formula="of:=AVERAGE([.D36:.D45])" office:value-type="float" office:value="12.8" calcext:value-type="float">
            <text:p>12,8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400 x 2400</text:p>
          </table:table-cell>
          <table:table-cell table:formula="of:=AVERAGE([.B47:.B56])" office:value-type="float" office:value="23.1" calcext:value-type="float">
            <text:p>23,1</text:p>
          </table:table-cell>
          <table:table-cell table:formula="of:=AVERAGE([.C47:.C56])" office:value-type="float" office:value="19.4" calcext:value-type="float">
            <text:p>19,4</text:p>
          </table:table-cell>
          <table:table-cell table:formula="of:=AVERAGE([.D47:.D56])" office:value-type="float" office:value="121.7" calcext:value-type="float">
            <text:p>121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min-integer-digits="1"/>
      <number:text>s</number:text>
    </number:number-style>
    <number:number-style style:name="N107">
      <number:number number:decimal-places="2" number:min-decimal-places="2" number:min-integer-digits="1"/>
      <number:text>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9:34:52.965202381</meta:creation-date>
    <dc:date>2022-09-29T18:55:29.480224931</dc:date>
    <meta:editing-duration>PT53M42S</meta:editing-duration>
    <meta:editing-cycles>11</meta:editing-cycles>
    <meta:generator>LibreOffice/7.3.6.2$Linux_X86_64 LibreOffice_project/30$Build-2</meta:generator>
    <meta:document-statistic meta:table-count="6" meta:cell-count="6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07cm" svg:height="10.073cm" xlink:href=".." xlink:type="simple" chart:class="chart:line" chart:style-name="ch1">
        <chart:title svg:x="7.084cm" svg:y="0.337cm" chart:style-name="ch2">
          <text:p>P = [ n1 x m2 / 8 ]</text:p>
        </chart:title>
        <chart:legend chart:legend-position="end" svg:x="13.494cm" svg:y="4.239cm" style:legend-expansion="high" chart:style-name="ch3"/>
        <chart:plot-area chart:style-name="ch4" table:cell-range-address="Planilha1.A2:Planilha1.D57" chart:data-source-has-labels="both" svg:x="1.369cm" svg:y="1.317cm" svg:width="11.767cm" svg:height="7.574cm">
          <chart:coordinate-region svg:x="2.361cm" svg:y="1.516cm" svg:width="9.834cm" svg:height="6.728cm"/>
          <chart:axis chart:dimension="x" chart:name="primary-x" chart:style-name="ch5" chartooo:axis-type="auto">
            <chartooo:date-scale/>
            <chart:title svg:x="6.031cm" svg:y="9.092cm" chart:style-name="ch6">
              <text:p>Tamanho Matriz</text:p>
            </chart:title>
            <chart:categories table:cell-range-address="Planilha1.A3:Planilha1.A57"/>
          </chart:axis>
          <chart:axis chart:dimension="y" chart:name="primary-y" chart:style-name="ch7">
            <chart:title svg:x="0.451cm" svg:y="6.524cm" chart:style-name="ch8">
              <text:p>Tempo (segundos)</text:p>
            </chart:title>
            <chart:grid chart:style-name="ch9" chart:class="major"/>
          </chart:axis>
          <chart:series chart:style-name="ch10" chart:values-cell-range-address="Planilha1.B3:Planilha1.B57" chart:label-cell-address="Planilha1.B2:Planilha1.B2" chart:class="chart:line">
            <chart:data-point chart:repeated="5"/>
          </chart:series>
          <chart:series chart:style-name="ch11" chart:values-cell-range-address="Planilha1.C3:Planilha1.C57" chart:label-cell-address="Planilha1.C2:Planilha1.C2" chart:class="chart:line">
            <chart:data-point chart:repeated="5"/>
          </chart:series>
          <chart:series chart:style-name="ch12" chart:values-cell-range-address="Planilha1.D3:Planilha1.D57" chart:label-cell-address="Planilha1.D2:Planilha1.D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Threads</text:p>
                <draw:g>
                  <svg:desc>Planilha1.B2:Planilha1.B2</svg:desc>
                </draw:g>
              </table:table-cell>
              <table:table-cell office:value-type="string">
                <text:p>Paralelo_Processos</text:p>
                <draw:g>
                  <svg:desc>Planilha1.C2:Planilha1.C2</svg:desc>
                </draw:g>
              </table:table-cell>
              <table:table-cell office:value-type="string">
                <text:p>Sequencial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3:Planilha1.A57</svg:desc>
                </draw:g>
              </table:table-cell>
              <table:table-cell office:value-type="float" office:value="0.1">
                <text:p>0.1</text:p>
                <draw:g>
                  <svg:desc>Planilha1.B3:Planilha1.B57</svg:desc>
                </draw:g>
              </table:table-cell>
              <table:table-cell office:value-type="float" office:value="0">
                <text:p>0</text:p>
                <draw:g>
                  <svg:desc>Planilha1.C3:Planilha1.C57</svg:desc>
                </draw:g>
              </table:table-cell>
              <table:table-cell office:value-type="float" office:value="0">
                <text:p>0</text:p>
                <draw:g>
                  <svg:desc>Planilha1.D3:Planilha1.D57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23.1">
                <text:p>23.1</text:p>
              </table:table-cell>
              <table:table-cell office:value-type="float" office:value="19.4">
                <text:p>19.4</text:p>
              </table:table-cell>
              <table:table-cell office:value-type="float" office:value="121.7">
                <text:p>12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min-integer-digits="1"/>
      <number:text>s</number:text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3" style:family="chart">
      <style:text-properties fo:color="#0000ee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6" style:family="chart">
      <style:text-properties fo:color="#cc0000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chart-properties chart:regression-name="Tendência Exponencial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d320"/>
    </style:style>
    <style:style style:name="ch19" style:family="chart">
      <style:text-properties fo:color="#ffd320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205cm" svg:height="13.44cm" xlink:href=".." xlink:type="simple" chart:class="chart:line" chart:style-name="ch1">
        <chart:title svg:x="9.733cm" svg:y="0.404cm" chart:style-name="ch2">
          <text:p>P = [ n1 x m2 / 8 ]</text:p>
        </chart:title>
        <chart:subtitle svg:x="6.902cm" svg:y="1.451cm" chart:style-name="ch3">
          <text:p>R²: Coeficiente de determinação da linha de tendência</text:p>
        </chart:subtitle>
        <chart:legend chart:legend-position="end" svg:x="17.739cm" svg:y="5.414cm" style:legend-expansion="custom" svg:width="4.706cm" svg:height="3.088cm" style:legend-expansion-aspect-ratio="1.52396373056995" chart:style-name="ch4"/>
        <chart:plot-area chart:style-name="ch5" table:cell-range-address="Planilha1.A2:Planilha1.D57" chart:data-source-has-labels="both" svg:x="1.475cm" svg:y="2.402cm" svg:width="16.35cm" svg:height="9.789cm">
          <chart:coordinate-region svg:x="2.467cm" svg:y="2.601cm" svg:width="14.417cm" svg:height="8.943cm"/>
          <chart:axis chart:dimension="x" chart:name="primary-x" chart:style-name="ch6" chartooo:axis-type="auto">
            <chartooo:date-scale/>
            <chart:title svg:x="8.429cm" svg:y="12.459cm" chart:style-name="ch7">
              <text:p>Tamanho Matriz</text:p>
            </chart:title>
            <chart:categories table:cell-range-address="Planilha1.A3:Planilha1.A57"/>
          </chart:axis>
          <chart:axis chart:dimension="y" chart:name="primary-y" chart:style-name="ch8">
            <chart:title svg:x="0.451cm" svg:y="8.716cm" chart:style-name="ch9">
              <text:p>Tempo (segundos)</text:p>
            </chart:title>
            <chart:grid chart:style-name="ch10" chart:class="major"/>
          </chart:axis>
          <chart:series chart:style-name="ch11" chart:values-cell-range-address="Planilha1.B3:Planilha1.B57" chart:label-cell-address="Planilha1.B2:Planilha1.B2" chart:class="chart:line">
            <chart:regression-curve chart:style-name="ch12">
              <chart:equation chart:display-equation="false" chart:display-r-square="true" svg:x="3.095cm" svg:y="8.255cm" chart:style-name="ch13"/>
            </chart:regression-curve>
            <chart:data-point chart:repeated="5"/>
          </chart:series>
          <chart:series chart:style-name="ch14" chart:values-cell-range-address="Planilha1.C3:Planilha1.C57" chart:label-cell-address="Planilha1.C2:Planilha1.C2" chart:class="chart:line">
            <chart:regression-curve chart:style-name="ch15">
              <chart:equation chart:display-equation="false" chart:display-r-square="true" svg:x="3.06cm" svg:y="9.193cm" chart:style-name="ch16"/>
            </chart:regression-curve>
            <chart:data-point chart:repeated="5"/>
          </chart:series>
          <chart:series chart:style-name="ch17" chart:values-cell-range-address="Planilha1.D3:Planilha1.D57" chart:label-cell-address="Planilha1.D2:Planilha1.D2" chart:class="chart:line">
            <chart:regression-curve chart:style-name="ch18">
              <chart:equation chart:display-equation="false" chart:display-r-square="true" svg:x="3.043cm" svg:y="5.755cm" chart:style-name="ch19"/>
            </chart:regression-curve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Threads</text:p>
                <draw:g>
                  <svg:desc>Planilha1.B2:Planilha1.B2</svg:desc>
                </draw:g>
              </table:table-cell>
              <table:table-cell office:value-type="string">
                <text:p>Paralelo_Processos</text:p>
                <draw:g>
                  <svg:desc>Planilha1.C2:Planilha1.C2</svg:desc>
                </draw:g>
              </table:table-cell>
              <table:table-cell office:value-type="string">
                <text:p>Sequencial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 x 150</text:p>
                <draw:g>
                  <svg:desc>Planilha1.A3:Planilha1.A57</svg:desc>
                </draw:g>
              </table:table-cell>
              <table:table-cell office:value-type="float" office:value="0.1">
                <text:p>0.1</text:p>
                <draw:g>
                  <svg:desc>Planilha1.B3:Planilha1.B57</svg:desc>
                </draw:g>
              </table:table-cell>
              <table:table-cell office:value-type="float" office:value="0">
                <text:p>0</text:p>
                <draw:g>
                  <svg:desc>Planilha1.C3:Planilha1.C57</svg:desc>
                </draw:g>
              </table:table-cell>
              <table:table-cell office:value-type="float" office:value="0">
                <text:p>0</text:p>
                <draw:g>
                  <svg:desc>Planilha1.D3:Planilha1.D57</svg:desc>
                </draw:g>
              </table:table-cell>
            </table:table-row>
            <table:table-row>
              <table:table-cell office:value-type="string">
                <text:p>300 x 30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00 x 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00 x 1200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400 x 2400</text:p>
              </table:table-cell>
              <table:table-cell office:value-type="float" office:value="23.1">
                <text:p>23.1</text:p>
              </table:table-cell>
              <table:table-cell office:value-type="float" office:value="19.4">
                <text:p>19.4</text:p>
              </table:table-cell>
              <table:table-cell office:value-type="float" office:value="121.7">
                <text:p>121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